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50%"/>
      <style:text-properties style:font-name="Arial" officeooo:paragraph-rsid="0008d464"/>
    </style:style>
    <style:style style:name="P2" style:family="paragraph" style:parent-style-name="Standard" style:list-style-name="L1">
      <style:paragraph-properties fo:line-height="150%"/>
      <style:text-properties style:font-name="Arial" officeooo:paragraph-rsid="0008d464"/>
    </style:style>
    <style:style style:name="P3" style:family="paragraph" style:parent-style-name="Standard" style:list-style-name="L2">
      <style:paragraph-properties fo:line-height="150%"/>
      <style:text-properties style:font-name="Arial" officeooo:paragraph-rsid="0008d464"/>
    </style:style>
    <style:style style:name="P4" style:family="paragraph" style:parent-style-name="Standard" style:list-style-name="L3">
      <style:paragraph-properties fo:line-height="150%"/>
      <style:text-properties style:font-name="Arial" officeooo:paragraph-rsid="0008d464"/>
    </style:style>
    <style:style style:name="P5" style:family="paragraph" style:parent-style-name="Standard" style:list-style-name="L4">
      <style:paragraph-properties fo:line-height="150%"/>
      <style:text-properties style:font-name="Arial" officeooo:paragraph-rsid="0008d464"/>
    </style:style>
    <style:style style:name="P6" style:family="paragraph" style:parent-style-name="Standard" style:list-style-name="L4">
      <style:paragraph-properties fo:line-height="150%"/>
      <style:text-properties style:font-name="Arial" officeooo:paragraph-rsid="00103885"/>
    </style:style>
    <style:style style:name="P7" style:family="paragraph" style:parent-style-name="Standard">
      <style:paragraph-properties fo:line-height="150%"/>
      <style:text-properties style:font-name="Arial" officeooo:paragraph-rsid="000a762e"/>
    </style:style>
    <style:style style:name="P8" style:family="paragraph" style:parent-style-name="Standard">
      <style:paragraph-properties fo:line-height="150%"/>
      <style:text-properties style:font-name="Arial" officeooo:paragraph-rsid="000b10b2"/>
    </style:style>
    <style:style style:name="P9" style:family="paragraph" style:parent-style-name="Standard">
      <style:paragraph-properties fo:line-height="150%"/>
      <style:text-properties style:font-name="Arial" officeooo:paragraph-rsid="000c7d1c"/>
    </style:style>
    <style:style style:name="P10" style:family="paragraph" style:parent-style-name="Standard">
      <style:paragraph-properties fo:line-height="150%"/>
      <style:text-properties style:font-name="Arial" officeooo:paragraph-rsid="000e1de5"/>
    </style:style>
    <style:style style:name="P11" style:family="paragraph" style:parent-style-name="Standard">
      <style:paragraph-properties fo:line-height="150%" fo:text-align="center" style:justify-single-word="false"/>
      <style:text-properties style:font-name="Arial" fo:font-weight="bold" officeooo:paragraph-rsid="0008d464" style:font-weight-asian="bold" style:font-weight-complex="bold"/>
    </style:style>
    <style:style style:name="P12" style:family="paragraph" style:parent-style-name="Standard">
      <style:paragraph-properties fo:line-height="150%" fo:text-align="center" style:justify-single-word="false"/>
      <style:text-properties style:font-name="Arial" fo:font-weight="bold" officeooo:paragraph-rsid="0014974e" style:font-weight-asian="bold" style:font-weight-complex="bold"/>
    </style:style>
    <style:style style:name="P13" style:family="paragraph" style:parent-style-name="Standard">
      <style:paragraph-properties fo:line-height="150%"/>
      <style:text-properties officeooo:paragraph-rsid="0008d464"/>
    </style:style>
    <style:style style:name="P14" style:family="paragraph" style:parent-style-name="Standard" style:list-style-name="L3">
      <style:paragraph-properties fo:line-height="150%"/>
      <style:text-properties officeooo:paragraph-rsid="0008d464"/>
    </style:style>
    <style:style style:name="P15" style:family="paragraph" style:parent-style-name="Text_20_body">
      <style:text-properties style:font-name="Arial" fo:font-size="12pt" fo:font-style="italic" officeooo:paragraph-rsid="0015cd3b" style:font-size-asian="12pt" style:font-style-asian="italic" style:font-size-complex="12pt" style:font-style-complex="italic"/>
    </style:style>
    <style:style style:name="P16" style:family="paragraph" style:parent-style-name="Text_20_body">
      <style:text-properties style:font-name="Arial" fo:font-size="12pt" officeooo:paragraph-rsid="0015cd3b" style:font-size-asian="12pt" style:font-size-complex="12pt"/>
    </style:style>
    <style:style style:name="P17" style:family="paragraph" style:parent-style-name="Heading_20_1">
      <style:text-properties officeooo:paragraph-rsid="0008d464"/>
    </style:style>
    <style:style style:name="P18" style:family="paragraph" style:parent-style-name="Heading_20_1">
      <style:text-properties officeooo:paragraph-rsid="0012e110"/>
    </style:style>
    <style:style style:name="P19" style:family="paragraph" style:parent-style-name="Heading_20_1">
      <style:text-properties officeooo:paragraph-rsid="0015cd3b"/>
    </style:style>
    <style:style style:name="P20" style:family="paragraph" style:parent-style-name="Heading_20_1">
      <style:text-properties officeooo:paragraph-rsid="00209767"/>
    </style:style>
    <style:style style:name="P21" style:family="paragraph" style:parent-style-name="Header">
      <style:text-properties style:font-name="Arial" fo:font-style="italic" officeooo:paragraph-rsid="001fdfd2" style:font-style-asian="italic" style:font-style-complex="italic"/>
    </style:style>
    <style:style style:name="P22" style:family="paragraph" style:parent-style-name="Footer">
      <style:paragraph-properties fo:text-align="end" style:justify-single-word="false"/>
      <style:text-properties style:font-name="Arial" officeooo:paragraph-rsid="001fdfd2"/>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Heading_20_2">
      <style:text-properties officeooo:paragraph-rsid="000e1de5"/>
    </style:style>
    <style:style style:name="T1" style:family="text">
      <style:text-properties officeooo:rsid="0008d464"/>
    </style:style>
    <style:style style:name="T2" style:family="text">
      <style:text-properties fo:font-size="36pt" officeooo:rsid="0008d464" style:font-size-asian="36pt" style:font-size-complex="36pt"/>
    </style:style>
    <style:style style:name="T3" style:family="text">
      <style:text-properties fo:font-size="18pt" officeooo:rsid="0008d464" style:font-size-asian="18pt" style:font-size-complex="18pt"/>
    </style:style>
    <style:style style:name="T4" style:family="text">
      <style:text-properties style:font-name="Arial"/>
    </style:style>
    <style:style style:name="T5" style:family="text">
      <style:text-properties style:font-name="Arial" fo:font-size="12pt" style:font-size-asian="12pt" style:font-size-complex="12pt"/>
    </style:style>
    <style:style style:name="T6" style:family="text">
      <style:text-properties style:text-underline-style="solid" style:text-underline-width="auto" style:text-underline-color="font-color" officeooo:rsid="0008d464"/>
    </style:style>
    <style:style style:name="T7" style:family="text">
      <style:text-properties fo:font-style="italic" officeooo:rsid="0008d464" style:font-style-asian="italic" style:font-style-complex="italic"/>
    </style:style>
    <style:style style:name="T8" style:family="text">
      <style:text-properties fo:font-style="italic" officeooo:rsid="000b10b2" style:font-style-asian="italic" style:font-style-complex="italic"/>
    </style:style>
    <style:style style:name="T9" style:family="text">
      <style:text-properties fo:font-style="italic" fo:font-weight="bold" officeooo:rsid="0008d464" style:font-style-asian="italic" style:font-weight-asian="bold" style:font-style-complex="italic" style:font-weight-complex="bold"/>
    </style:style>
    <style:style style:name="T10" style:family="text">
      <style:text-properties fo:font-style="italic" fo:font-weight="normal" officeooo:rsid="0014974e" style:font-style-asian="italic" style:font-weight-asian="normal" style:font-style-complex="italic" style:font-weight-complex="normal"/>
    </style:style>
    <style:style style:name="T11" style:family="text">
      <style:text-properties fo:font-style="normal" style:text-underline-style="solid" style:text-underline-width="auto" style:text-underline-color="font-color" officeooo:rsid="0008d464" style:font-style-asian="normal" style:font-style-complex="normal"/>
    </style:style>
    <style:style style:name="T12" style:family="text">
      <style:text-properties fo:font-style="normal" fo:font-weight="bold" officeooo:rsid="0008d464" style:font-style-asian="normal" style:font-weight-asian="bold" style:font-style-complex="normal" style:font-weight-complex="bold"/>
    </style:style>
    <style:style style:name="T13" style:family="text">
      <style:text-properties officeooo:rsid="000a762e"/>
    </style:style>
    <style:style style:name="T14" style:family="text">
      <style:text-properties fo:font-weight="bold" officeooo:rsid="0008d464" style:font-weight-asian="bold" style:font-weight-complex="bold"/>
    </style:style>
    <style:style style:name="T15" style:family="text">
      <style:text-properties officeooo:rsid="000bf2d2"/>
    </style:style>
    <style:style style:name="T16" style:family="text">
      <style:text-properties officeooo:rsid="000c7d1c"/>
    </style:style>
    <style:style style:name="T17" style:family="text">
      <style:text-properties officeooo:rsid="000e1de5"/>
    </style:style>
    <style:style style:name="T18" style:family="text">
      <style:text-properties officeooo:rsid="000fd997"/>
    </style:style>
    <style:style style:name="T19" style:family="text">
      <style:text-properties officeooo:rsid="00103885"/>
    </style:style>
    <style:style style:name="T20" style:family="text">
      <style:text-properties officeooo:rsid="0011c32f"/>
    </style:style>
    <style:style style:name="T21" style:family="text">
      <style:text-properties officeooo:rsid="0015cd3b"/>
    </style:style>
    <style:style style:name="T22" style:family="text">
      <style:text-properties officeooo:rsid="0018ff0e"/>
    </style:style>
    <style:style style:name="T23" style:family="text">
      <style:text-properties officeooo:rsid="001abceb"/>
    </style:style>
    <style:style style:name="T24" style:family="text">
      <style:text-properties officeooo:rsid="001c3267"/>
    </style:style>
    <style:style style:name="T25" style:family="text">
      <style:text-properties officeooo:rsid="001fdfd2"/>
    </style:style>
    <style:style style:name="T26" style:family="text">
      <style:text-properties officeooo:rsid="0020eff7"/>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2"/></text:p>
      <text:p text:style-name="P11"><text:span text:style-name="T2"/></text:p>
      <text:p text:style-name="P11"><text:span text:style-name="T2"/></text:p>
      <text:p text:style-name="P11"><text:span text:style-name="T2">lome6</text:span></text:p>
      <text:p text:style-name="P11"><text:span text:style-name="T3">(Lights-Out-Management-Ether6)</text:span><text:span text:style-name="T1"></text:span></text:p>
      <text:p text:style-name="P12"><text:span text:style-name="T10">by warhog &lt;</text:span><text:a xlink:type="simple" xlink:href="mailto:warhog@gmx.de"><text:span text:style-name="T10">warhog@gmx.de</text:span></text:a><text:span text:style-name="T10">&gt; 2011</text:span></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text:span text:style-name="T1"></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23">1 GPL<text:tab/>2</text:p>
          <text:p text:style-name="P23">2 Einleitung<text:tab/>3</text:p>
          <text:p text:style-name="P23">3 Funktionen<text:tab/>3</text:p>
          <text:p text:style-name="P23">4 Erster Prototyp<text:tab/>4</text:p>
          <text:p text:style-name="P23">5 Hardware<text:tab/>4</text:p>
          <text:p text:style-name="P23">6 Software<text:tab/>5</text:p>
          <text:p text:style-name="P24">6.1 Ethersex<text:tab/>5</text:p>
          <text:p text:style-name="P24">6.2 Externer Client<text:tab/>5</text:p>
          <text:p text:style-name="P24">6.3 Webseite<text:tab/>5</text:p>
          <text:p text:style-name="P24">6.4 Serverdaemon<text:tab/>5</text:p>
          <text:p text:style-name="P23">7 ECMD<text:tab/>6</text:p>
        </text:index-body>
      </text:table-of-content>
      <text:h text:style-name="P19" text:outline-level="1"><text:soft-page-break/><text:span text:style-name="T21">GPL</text:span></text:h>
      <text:p text:style-name="P15"><text:span text:style-name="T21">Copyright (c) 2011 by warhog &lt;warhog@gmx.de&gt;</text:span></text:p>
      <text:p text:style-name="P15"><text:span text:style-name="T21"/></text:p>
      <text:p text:style-name="P15"><text:span text:style-name="T21">This program is free software; you can redistribute it and/or</text:span></text:p>
      <text:p text:style-name="P15"><text:span text:style-name="T21">modify it under the terms of the GNU General Public License</text:span></text:p>
      <text:p text:style-name="P15"><text:span text:style-name="T21">as published by the Free Software Foundation; either version 3</text:span></text:p>
      <text:p text:style-name="P15"><text:span text:style-name="T21">of the License, or (at your option) any later version.</text:span></text:p>
      <text:p text:style-name="P15"><text:span text:style-name="T21"/></text:p>
      <text:p text:style-name="P15"><text:span text:style-name="T21">This program is distributed in the hope that it will be useful,</text:span></text:p>
      <text:p text:style-name="P15"><text:span text:style-name="T21">but WITHOUT ANY WARRANTY; without even the implied warranty of</text:span></text:p>
      <text:p text:style-name="P15"><text:span text:style-name="T21">MERCHANTABILITY or FITNESS FOR A PARTICULAR PURPOSE. <text:s/>See the</text:span></text:p>
      <text:p text:style-name="P15"><text:span text:style-name="T21">GNU General Public License for more details.</text:span></text:p>
      <text:p text:style-name="P15"><text:span text:style-name="T21"/></text:p>
      <text:p text:style-name="P15"><text:span text:style-name="T21">You should have received a copy of the GNU General Public License</text:span></text:p>
      <text:p text:style-name="P15"><text:span text:style-name="T21">along with this program; if not, write to the Free Software</text:span></text:p>
      <text:p text:style-name="P15"><text:span text:style-name="T21">Foundation, Inc., 675 Mass Ave, Cambridge, MA 02139, USA.</text:span></text:p>
      <text:p text:style-name="P15"><text:span text:style-name="T21"/></text:p>
      <text:p text:style-name="P15"><text:span text:style-name="T21">For more information on the GPL, please go to:</text:span></text:p>
      <text:p text:style-name="P15"><text:span text:style-name="T21">http://www.gnu.org/copyleft/gpl.html</text:span></text:p>
      <text:p text:style-name="P16"><text:span text:style-name="T21"/></text:p>
      <text:p text:style-name="P16"><text:span text:style-name="T21"></text:span></text:p>
      <text:p text:style-name="P16"><text:span text:style-name="T21"/></text:p>
      <text:p text:style-name="P16"><text:span text:style-name="T21"/></text:p>
      <text:p text:style-name="P16"><text:span text:style-name="T21"/></text:p>
      <text:p text:style-name="P16"><text:span text:style-name="T21"/></text:p>
      <text:p text:style-name="P16"><text:span text:style-name="T21"/></text:p>
      <text:p text:style-name="P16"><text:span text:style-name="T21"/></text:p>
      <text:p text:style-name="P16"><text:span text:style-name="T21"/></text:p>
      <text:p text:style-name="P16"><text:span text:style-name="T21"/></text:p>
      <text:p text:style-name="P16"><text:span text:style-name="T21"/></text:p>
      <text:p text:style-name="P16"><text:span text:style-name="T21"/></text:p>
      <text:p text:style-name="P16"><text:span text:style-name="T21"/></text:p>
      <text:p text:style-name="P16"><text:span text:style-name="T21"/></text:p>
      <text:h text:style-name="Heading_20_1" text:outline-level="1"><text:soft-page-break/><text:span text:style-name="T1">Einleitung</text:span></text:h>
      <text:p text:style-name="P1"><text:span text:style-name="T1">Da meine Server (Backup und Web+Fileserver, beide Linux) im Keller stehen und ab und an (sei es durch Spieltrieb oder Stromausfall etc...) diverse Probleme haben, habe ich beschlossen ein einfaches Lights Out Management (LOM) System auf Basis des Ethersex Projektes zu realisieren.</text:span></text:p>
      <text:p text:style-name="P1"><text:span text:style-name="T1"></text:span></text:p>
      <text:p text:style-name="P1"><text:span text:style-name="T1"/></text:p>
      <text:p text:style-name="P1"><text:span text:style-name="T1"/></text:p>
      <text:h text:style-name="P17" text:outline-level="1"><text:span text:style-name="T1">Funktionen</text:span></text:h>
      <text:p text:style-name="P1"><text:span text:style-name="T11">Anforderungen an den ersten Prototyp:</text:span><text:span text:style-name="T1"></text:span></text:p>
      <text:list xml:id="list1988349072" text:style-name="L1">
        <text:list-item>
          <text:p text:style-name="P2"><text:span text:style-name="T1">Reset und Power Taster vom Gehäuse über das LOM durchschleifen (Reset, Power kurz und Power lang drücken)</text:span></text:p>
        </text:list-item>
      </text:list>
      <text:list xml:id="list856972906" text:style-name="L2">
        <text:list-item>
          <text:p text:style-name="P3"><text:span text:style-name="T1">Serielle Schnittstelle per yPort weiterleiten</text:span></text:p>
        </text:list-item>
      </text:list>
      <text:list xml:id="list770671201" text:style-name="L3">
        <text:list-item>
          <text:p text:style-name="P4"><text:span text:style-name="T1">Temperatursensoren für Lufteinlass, RAM und Netzteilauslass per OneWire (DS18x20)</text:span></text:p>
        </text:list-item>
        <text:list-item>
          <text:p text:style-name="P4"><text:span text:style-name="T1">LCD Display vorne am Server</text:span></text:p>
        </text:list-item>
        <text:list-item>
          <text:p text:style-name="P4"><text:span text:style-name="T1">Status LEDs vorne am Server</text:span></text:p>
        </text:list-item>
        <text:list-item>
          <text:p text:style-name="P4"><text:span text:style-name="T1">Externe Temperatur für CPU und SB (Southbridge) vom Mainboard</text:span></text:p>
        </text:list-item>
        <text:list-item>
          <text:p text:style-name="P4"><text:span text:style-name="T1">Daemon der CPU- und Southbridgetemperatur und die Serveruptime ans LOM schickt</text:span></text:p>
        </text:list-item>
        <text:list-item>
          <text:p text:style-name="P14">WHM/Uptime</text:p>
        </text:list-item>
        <text:list-item>
          <text:p text:style-name="P4"><text:span text:style-name="T1">Anzeige Serverstatus (An, Aus) per Optokoppler von der PowerLED abgegriffen</text:span></text:p>
        </text:list-item>
        <text:list-item>
          <text:p text:style-name="P4"><text:span text:style-name="T1">LOM disable Schalter um das LOM temporär zu deaktivieren</text:span></text:p>
        </text:list-item>
      </text:list>
      <text:p text:style-name="P1"><text:span text:style-name="T1"/></text:p>
      <text:p text:style-name="P1"><text:span text:style-name="T6">Zukünftig angedacht:</text:span><text:span text:style-name="T1"></text:span></text:p>
      <text:list xml:id="list2141314523" text:style-name="L4">
        <text:list-item>
          <text:p text:style-name="P5"><text:span text:style-name="T1">Serverdaemon der ein Heartbeat Signal ans LOM schickt, fehlt dieses für ~10sek -&gt; Server hart resetten</text:span></text:p>
        </text:list-item>
        <text:list-item>
          <text:p text:style-name="P5"><text:span text:style-name="T1">SNMP Support</text:span></text:p>
        </text:list-item>
        <text:list-item>
          <text:p text:style-name="P5"><text:span text:style-name="T1">mehr LCD Typen</text:span></text:p>
        </text:list-item>
        <text:list-item>
          <text:p text:style-name="P6"><text:span text:style-name="T19">IPv6 </text:span><text:span text:style-name="T20">Support</text:span><text:span text:style-name="T19"> (mangels Testnetz und eigenem Wissen aktuell nicht möglich)</text:span><text:span text:style-name="T1"></text:span></text:p>
        </text:list-item>
      </text:list>
      <text:h text:style-name="P20" text:outline-level="1"><text:soft-page-break/><text:span text:style-name="T1">Erster Proto</text:span><text:span text:style-name="T22">t</text:span><text:span text:style-name="T1">yp</text:span></text:h>
      <text:p text:style-name="P1"><text:span text:style-name="T1">Mittlerweile läuft der erste Proto</text:span><text:span text:style-name="T23">t</text:span><text:span text:style-name="T1">yp stabil, der Schaltplan findet sich unter Downloads.</text:span></text:p>
      <text:p text:style-name="P1"><text:span text:style-name="T1">Eine erste Prototypenplatine findet sich auch, allerdings hat diese noch ein paar Fehler, sodass eine neue geroutet werden sollte.</text:span></text:p>
      <text:p text:style-name="P1"><text:span text:style-name="T1">Der Prototyp benutzt statt Optokopplern noch Reedrelais und holt den Power </text:span><text:span text:style-name="T24">S</text:span><text:span text:style-name="T1">tatus noch direkt vom +5V Pin des ATX Stecker. Ebenso kommt die Stromversorgung noch direkt vom ATX Stecker Standby Pin.</text:span></text:p>
      <text:p text:style-name="P1"><text:span text:style-name="T1"></text:span></text:p>
      <text:p text:style-name="P1"><text:span text:style-name="T1">Ein Problem im Betrieb trat mit dem yPort Protokoll auf. Regelmäßig verschluckte dieses Zeichen oder hängte sogar das Ethersex auf.</text:span></text:p>
      <text:p text:style-name="P1"><text:span text:style-name="T1">Besonders ärgerlich war das wenn man dem Server beim booten zugeschaut hat. Das Problem lässt sich beheben wenn man die Größe des Puffers von yPort auf 512byte oder mehr erhöht.</text:span></text:p>
      <text:p text:style-name="P1"><text:span text:style-name="T1"></text:span></text:p>
      <text:p text:style-name="P1"><text:span text:style-name="T1"/></text:p>
      <text:h text:style-name="Heading_20_1" text:outline-level="1"><text:span text:style-name="T1">Hardware</text:span></text:h>
      <text:p text:style-name="P1"><text:span text:style-name="T1">Die Hardware ist an das Netio angelehnt.</text:span></text:p>
      <text:p text:style-name="P1"><text:span text:style-name="T1">Als CPU habe ich mich für einen atmega1284 entschieden, dieser hat genug RAM und Flashspeicher für zukünftige Entwicklungen. Ein atmega644 reicht aber auch, wenn man HTTP und LCD deaktiviert reicht theoretisch sogar ein atmega32 (nicht getestet).</text:span></text:p>
      <text:p text:style-name="P1"><text:span text:style-name="T1">Als LCD wird aktuell nur ein HD44780 16x2 Zeichen unterstützt.</text:span></text:p>
      <text:p text:style-name="P1"><text:span text:style-name="T1">Unter /pinning/hardware/ findet sich die lome6.m4. Dort sind alle Portdefinitionen eingetragen.</text:span></text:p>
      <text:p text:style-name="P1"><text:span text:style-name="T1">Die Stromversorgung ist über die Standby Versorgung der internen USB Header realisiert.</text:span></text:p>
      <text:p text:style-name="P1"><text:span text:style-name="T1">Den aktuellen Power </text:span><text:span text:style-name="T24">S</text:span><text:span text:style-name="T1">tatus (Server ein/aus) findet das lome6 über einen weiteren Optokoppler von der PowerLED.</text:span></text:p>
      <text:p text:style-name="P1"><text:span text:style-name="T1">Die Taster (Reset + Power) vom Gehäuse zum Mainboard werden über das LOM geschleift und dort per Optokoppler vom LOM getriggert.</text:span></text:p>
      <text:p text:style-name="P1"><text:span text:style-name="T1">Die serielle Schnittstelle wird über einen MAX232 realisiert.</text:span></text:p>
      <text:p text:style-name="P1"><text:span text:style-name="T1"/></text:p>
      <text:p text:style-name="P1"><text:span text:style-name="T1"/></text:p>
      <text:h text:style-name="P18" text:outline-level="1"><text:soft-page-break/><text:span text:style-name="T1">Software</text:span></text:h>
      <text:h text:style-name="Heading_20_2" text:outline-level="2"><text:span text:style-name="T13">Ethersex</text:span></text:h>
      <text:p text:style-name="P1"><text:span text:style-name="T1">Eingestellt werden die Daten des lome6 Moduls im Makeconfig Menü unter "Applications/lome6 Service".</text:span></text:p>
      <text:p text:style-name="P1"><text:span text:style-name="T1">Dort kann der LCD und OneWire Support und die Zeiten für das Triggern der Taster eingstellt werden. </text:span><text:span text:style-name="T18">Zur Sicherheit sollte noch eins der PAM Module aktiviert werden!</text:span></text:p>
      <text:p text:style-name="P1"><text:span text:style-name="T18"/></text:p>
      <text:h text:style-name="P25" text:outline-level="2"><text:span text:style-name="T13">Externer Client</text:span></text:h>
      <text:p text:style-name="P10"><text:span text:style-name="T17">Das lome6 kann über den externen Client gesteuert werden (lome6-gui).</text:span></text:p>
      <text:p text:style-name="P10"><text:span text:style-name="T17">Dieser ist in services/lome6/lome6-gui zu finden. In bin/ liegt die x64 Binary. Zum kompilieren benötigt man Qt.</text:span></text:p>
      <text:p text:style-name="P10"><text:span text:style-name="T17">Es sind noch nicht alle Features fertig, z.B. kann man die Konfiguration bisher nur auslesen und es ist bisher nur IPv4 getestet.</text:span></text:p>
      <text:p text:style-name="P10"><text:span text:style-name="T17"/></text:p>
      <text:h text:style-name="P25" text:outline-level="2"><text:span text:style-name="T13">Webseite</text:span></text:h>
      <text:p text:style-name="P1"><text:span text:style-name="T1"></text:span><text:span text:style-name="T17">Die andere Möglichkeit zum Steuern des lome6 ist der HTTP Server. Dazu den Inhalt des Verzeichnisses services/lome6/embed ins embed/ kopieren und den HTTP Server anschalten.</text:span></text:p>
      <text:p text:style-name="P1"><text:span text:style-name="T17"/></text:p>
      <text:h text:style-name="Heading_20_2" text:outline-level="2"><text:span text:style-name="T13">Serverdaemon</text:span></text:h>
      <text:p text:style-name="P1"><text:span text:style-name="T1">Ich habe einen kleinen </text:span><text:span text:style-name="T13">D</text:span><text:span text:style-name="T1">aemon für den Server geschrieben der die aktuelle CPU und Southbridge Temperature per lm-sensors und die Uptime ausliest und per ecmd ans lome6 sendet. </text:span><text:span text:style-name="T13">Dieser liegt im services/lome6/lome6d Verzeichnis und ist in C++/Qt geschrieben.</text:span></text:p>
      <text:p text:style-name="P7"><text:span text:style-name="T13">Binaries für x64 liegen im bin/ Verzeichnis.</text:span></text:p>
      <text:p text:style-name="P7"><text:span text:style-name="T1">Ist der Server aus, werden </text:span><text:span text:style-name="T13">die </text:span><text:span text:style-name="T1">Werte automatisch resettet bzw. als 0°C oder 0h angezeigt.</text:span></text:p>
      <text:p text:style-name="P7"><text:span text:style-name="T1"/></text:p>
      <text:p text:style-name="P7"><text:span text:style-name="T1"/></text:p>
      <text:p text:style-name="P7"><text:span text:style-name="T1"/></text:p>
      <text:p text:style-name="P7"><text:span text:style-name="T1"/></text:p>
      <text:p text:style-name="P7"><text:span text:style-name="T1"/></text:p>
      <text:h text:style-name="Heading_20_1" text:outline-level="1"><text:soft-page-break/><text:span text:style-name="T1">ECMD</text:span></text:h>
      <text:p text:style-name="P1"><text:span text:style-name="T1">lome6 erweitert die ECMD um folgende Befehle:</text:span></text:p>
      <text:p text:style-name="P1"><text:span text:style-name="T1"/></text:p>
      <text:p text:style-name="P8"><text:span text:style-name="T12">lome6 state</text:span></text:p>
      <text:p text:style-name="P8"><text:span text:style-name="T15">Power </text:span><text:span text:style-name="T1">Status (on, off)</text:span></text:p>
      <text:p text:style-name="P8"><text:span text:style-name="T1"/></text:p>
      <text:p text:style-name="P8"><text:span text:style-name="T12">lome6 power</text:span></text:p>
      <text:p text:style-name="P8"><text:span text:style-name="T1">Trigger Power Taster kurz</text:span></text:p>
      <text:p text:style-name="P8"><text:span text:style-name="T1"/></text:p>
      <text:p text:style-name="P8"><text:span text:style-name="T12">lome6 power long</text:span></text:p>
      <text:p text:style-name="P8"><text:span text:style-name="T1">Trigger Power Taster lang</text:span></text:p>
      <text:p text:style-name="P8"><text:span text:style-name="T1"/></text:p>
      <text:p text:style-name="P8"><text:span text:style-name="T12">lome6 reset</text:span></text:p>
      <text:p text:style-name="P8"><text:span text:style-name="T1">Trigger Reset Taster</text:span></text:p>
      <text:p text:style-name="P8"><text:span text:style-name="T1"/></text:p>
      <text:p text:style-name="P8"><text:span text:style-name="T12">lome6 set_t </text:span><text:span text:style-name="T9">&lt;type&gt; &lt;temperatur&gt;</text:span></text:p>
      <text:p text:style-name="P8"><text:span text:style-name="T1">Setze Temperatur, </text:span><text:span text:style-name="T7">type</text:span><text:span text:style-name="T1"> kann "cpu" oder "sb" sein, </text:span><text:span text:style-name="T8">te</text:span><text:span text:style-name="T7">mperatur</text:span><text:span text:style-name="T1"> in Decigrad!</text:span></text:p>
      <text:p text:style-name="P8"><text:span text:style-name="T1"/></text:p>
      <text:p text:style-name="P8"><text:span text:style-name="T14">lome6 get_t </text:span><text:span text:style-name="T9">&lt;type&gt;</text:span></text:p>
      <text:p text:style-name="P8"><text:span text:style-name="T1">Hole Temperatur, </text:span><text:span text:style-name="T7">type</text:span><text:span text:style-name="T1"> kann "cpu", "sb", "ram", "psu" oder "air" sein</text:span></text:p>
      <text:p text:style-name="P8"><text:span text:style-name="T1"/></text:p>
      <text:p text:style-name="P8"><text:span text:style-name="T14">lome6 uptime </text:span><text:span text:style-name="T9">&lt;uptime&gt;</text:span></text:p>
      <text:p text:style-name="P9"><text:span text:style-name="T1">Wenn </text:span><text:span text:style-name="T7">uptime</text:span><text:span text:style-name="T1"> angegeben, wird diese gesetzt (in Sekunden).</text:span></text:p>
      <text:p text:style-name="P9"><text:span text:style-name="T16">A</text:span><text:span text:style-name="T1">nsonsten wird die Uptime </text:span><text:span text:style-name="T16">(in Sekunden) </text:span><text:span text:style-name="T1">ausgegeben.</text:span></text:p>
      <text:p text:style-name="P1"><text:span text:style-name="T1"></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3"><text:span text:style-name="T2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Ari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fo:font-style="italic" officeooo:paragraph-rsid="001fdfd2" style:font-style-asian="italic" style:font-style-complex="italic"/>
    </style:style>
    <style:style style:name="MP2" style:family="paragraph" style:parent-style-name="Footer">
      <style:paragraph-properties fo:text-align="end" style:justify-single-word="false"/>
      <style:text-properties style:font-name="Arial" officeooo:paragraph-rsid="001fdfd2"/>
    </style:style>
    <style:style style:name="MT1" style:family="text">
      <style:text-properties officeooo:rsid="001fdfd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span text:style-name="MT1">Lome6 (Lights-Out-Management-Ether6)</text:span></text:p>
      </style:header>
      <style:footer>
        <text:p text:style-name="MP2"><text:span text:style-name="MT1">Seite </text:span><text:span text:style-name="MT1"><text:page-number text:select-page="current">6</text:page-number></text:span><text:span text:style-name="MT1">/</text:span><text:span text:style-name="MT1"><text:page-count>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bi </meta:initial-creator>
    <meta:creation-date>2011-01-30T11:05:09</meta:creation-date>
    <dc:date>2011-01-30T12:13:52</dc:date>
    <dc:creator>tobi </dc:creator>
    <meta:editing-duration>PT00H53M12S</meta:editing-duration>
    <meta:editing-cycles>22</meta:editing-cycles>
    <meta:generator>OpenOffice.org/3.2$Unix OpenOffice.org_project/320m19$Build-9505</meta:generator>
    <meta:document-statistic meta:table-count="0" meta:image-count="0" meta:object-count="0" meta:page-count="6" meta:paragraph-count="103" meta:word-count="858" meta:character-count="5544"/>
  </office:meta>
</office:document-meta>
</file>